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C0000007EAF3325C1.png" manifest:media-type="image/png"/>
  <manifest:file-entry manifest:full-path="Pictures/10000001000002D90000003EC9C38E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8pt" officeooo:paragraph-rsid="0017f483" style:font-name-asian="Calibri2" style:font-size-asian="18pt" style:font-name-complex="Times New Roman2" style:font-size-complex="1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be6b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officeooo:rsid="0010aaf1" officeooo:paragraph-rsid="0010aaf1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Заголовок_20_первый" style:list-style-name="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fo:font-size="14pt" officeooo:paragraph-rsid="00149d83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25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List_20_Paragraph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29" style:family="paragraph" style:parent-style-name="Standard">
      <style:paragraph-properties fo:margin-left="1.249cm"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1" style:family="paragraph" style:parent-style-name="List_20_Paragraph" style:list-style-name="L2">
      <style:paragraph-properties fo:line-height="150%" fo:text-align="start" style:justify-single-word="false"/>
      <style:text-properties officeooo:paragraph-rsid="0013d874"/>
    </style:style>
    <style:style style:name="P32" style:family="paragraph" style:parent-style-name="List_20_Paragraph">
      <style:paragraph-properties fo:line-height="150%" fo:text-align="start" style:justify-single-word="false"/>
      <style:text-properties officeooo:paragraph-rsid="0013d874"/>
    </style:style>
    <style:style style:name="P33" style:family="paragraph" style:parent-style-name="List_20_Paragraph" style:list-style-name="L3">
      <style:paragraph-properties fo:line-height="150%" fo:text-align="start" style:justify-single-word="false"/>
      <style:text-properties officeooo:paragraph-rsid="0013d874"/>
    </style:style>
    <style:style style:name="P34" style:family="paragraph" style:parent-style-name="List_20_Paragraph" style:list-style-name="L4">
      <style:paragraph-properties fo:line-height="150%" fo:text-align="start" style:justify-single-word="false"/>
      <style:text-properties officeooo:paragraph-rsid="0013d874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start" style:justify-single-word="false" fo:text-indent="1.249cm" style:auto-text-indent="false"/>
    </style:style>
    <style:style style:name="P37" style:family="paragraph" style:parent-style-name="Standard">
      <style:paragraph-properties fo:text-align="justify" style:justify-single-word="false" fo:text-indent="1.249cm" style:auto-text-indent="false"/>
    </style:style>
    <style:style style:name="P38" style:family="paragraph" style:parent-style-name="Заголовок_20_первый" style:list-style-name="">
      <style:paragraph-properties fo:text-align="center" style:justify-single-word="false"/>
      <style:text-properties style:font-name="Times New Roman1" fo:font-size="14pt" fo:font-weight="bold" officeooo:rsid="0013d874" officeooo:paragraph-rsid="0013d874" style:font-size-asian="14pt" style:font-weight-asian="bold" style:font-name-complex="Times New Roman2" style:font-size-complex="14pt" style:font-style-complex="italic" style:font-weight-complex="bold"/>
    </style:style>
    <style:style style:name="P39" style:family="paragraph" style:parent-style-name="Standard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P40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T1" style:family="text">
      <style:text-properties style:font-name="Cambria" fo:font-size="12pt" style:font-name-asian="Calibri2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7f483" style:font-name-asian="Calibri2" style:font-size-asian="14pt" style:font-name-complex="Times New Roman2" style:font-size-complex="1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0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11" style:family="text">
      <style:text-properties style:font-name="Times New Roman1" fo:font-size="14pt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168fc7" style:font-size-asian="14pt" style:font-name-complex="Times New Roman2" style:font-size-complex="14pt"/>
    </style:style>
    <style:style style:name="T13" style:family="text">
      <style:text-properties style:font-name="Times New Roman" fo:font-size="14pt" fo:font-weight="normal" officeooo:rsid="00168fc7" style:font-size-asian="14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" fo:font-size="14pt" fo:font-weight="normal" officeooo:rsid="001c4bdb" style:font-size-asian="14pt" style:font-weight-asian="normal" style:font-name-complex="Times New Roman2" style:font-size-complex="14pt" style:font-weight-complex="normal"/>
    </style:style>
    <style:style style:name="T15" style:family="text">
      <style:text-properties style:font-name="Times New Roman" fo:font-size="14pt" officeooo:rsid="001c4bdb" style:font-size-asian="14pt" style:font-name-complex="Times New Roman2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18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19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20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1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22" style:family="text">
      <style:text-properties style:font-name="Times New Roman1" fo:font-size="14pt" officeooo:rsid="00168fc7" style:font-size-asian="14pt" style:font-name-complex="Times New Roman2" style:font-size-complex="14pt" style:font-style-complex="italic"/>
    </style:style>
    <style:style style:name="T23" style:family="text">
      <style:text-properties style:font-name="Consolas" fo:font-size="12pt" style:font-size-asian="12pt" style:font-name-complex="Consolas1" style:font-size-complex="12pt" style:font-style-complex="italic"/>
    </style:style>
    <style:style style:name="T24" style:family="text">
      <style:text-properties fo:color="#000000" loext:opacity="100%" style:font-name="Courier New" fo:font-size="10pt" fo:font-weight="normal" style:font-size-asian="10pt" style:font-weight-asian="normal" fo:background-color="#ffffff"/>
    </style:style>
    <style:style style:name="T25" style:family="text">
      <style:text-properties fo:color="#0000ff" loext:opacity="100%" style:font-name="Courier New" fo:font-size="10pt" fo:font-weight="bold" style:font-size-asian="10pt" style:font-weight-asian="bold" fo:background-color="#ffffff"/>
    </style:style>
    <style:style style:name="T26" style:family="text">
      <style:text-properties fo:color="#008000" loext:opacity="100%" style:font-name="Courier New" fo:font-size="10pt" fo:font-weight="normal" style:font-size-asian="10pt" style:font-weight-asian="normal" fo:background-color="#ffffff"/>
    </style:style>
    <style:style style:name="T27" style:family="text">
      <style:text-properties fo:color="#000080" loext:opacity="100%" style:font-name="Courier New" fo:font-size="10pt" fo:font-weight="bold" style:font-size-asian="10pt" style:font-weight-asian="bold" fo:background-color="#ffffff"/>
    </style:style>
    <style:style style:name="T28" style:family="text">
      <style:text-properties fo:color="#ff0000" loext:opacity="100%" style:font-name="Courier New" fo:font-size="10pt" fo:font-weight="normal" style:font-size-asian="10pt" style:font-weight-asian="normal" fo:background-color="#ffffff"/>
    </style:style>
    <style:style style:name="T29" style:family="text">
      <style:text-properties fo:color="#880088" loext:opacity="100%" style:font-name="Courier New" fo:font-size="10pt" fo:font-weight="bold" style:font-size-asian="10pt" style:font-weight-asian="bold" fo:background-color="#ffffff"/>
    </style:style>
    <style:style style:name="T30" style:family="text">
      <style:text-properties fo:color="#808080" loext:opacity="100%" style:font-name="Courier New" fo:font-size="10pt" fo:font-weight="normal" style:font-size-asian="10pt" style:font-weight-asian="normal" fo:background-color="#ffffff"/>
    </style:style>
    <style:style style:name="T31" style:family="text">
      <style:text-properties style:font-name="Times New Roman1" fo:font-size="18pt" style:font-size-asian="18pt" style:font-name-complex="Times New Roman2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741cm" fo:text-indent="-0.635cm" fo:margin-left="4.74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011cm" fo:text-indent="-0.635cm" fo:margin-left="6.01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7.281cm" fo:text-indent="-0.635cm" fo:margin-left="7.2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551cm" fo:text-indent="-0.635cm" fo:margin-left="8.55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821cm" fo:text-indent="-0.635cm" fo:margin-left="9.82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</text:span><text:span text:style-name="T6">3</text:span></text:p>
      <text:p text:style-name="P16" loext:marker-style-name="T5"/>
      <text:p text:style-name="P16" loext:marker-style-name="T5"/>
      <text:p text:style-name="P17">«Проверка гипотез о параметрах законов</text:p>
      <text:p text:style-name="P17">распределения»</text:p>
      <text:p text:style-name="P16" loext:marker-style-name="T5"/>
      <text:p text:style-name="P16" loext:marker-style-name="T5"/>
      <text:p text:style-name="P18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9">4134К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20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7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21" loext:marker-style-name="T8"/>
      <text:h text:style-name="P22" text:outline-level="1"><text:soft-page-break/>Постановка задачи</text:h>
      <text:p text:style-name="P23">Для случайных величин X и Y проверить гипотезу о равенстве математических ожиданий на основе заданных массивом экспериментальных данных.</text:p>
      <text:p text:style-name="P24">Порядок выполнения задания: </text:p>
      <text:list text:style-name="WWNum9">
        <text:list-item>
          <text:p text:style-name="P25">Найти оценки математических ожиданий по заданным массивам экспериментальных данных.</text:p>
        </text:list-item>
        <text:list-item>
          <text:p text:style-name="P26">Проверить нулевую гипотезу о равенстве математических ожиданий при конкурирующей гипотезе:</text:p>
        </text:list-item>
      </text:list>
      <text:list text:style-name="L1">
        <text:list-item>
          <text:p text:style-name="P27">что математическое ожидание случайной величины X больше математического ожидания случайной величины Y (для четных вариантов).</text:p>
        </text:list-item>
        <text:list-item>
          <text:p text:style-name="P27">что математическое ожидание случайной величины X меньше математического ожидания случайной величины Y (для нечетных вариантов).</text:p>
        </text:list-item>
      </text:list>
      <text:p text:style-name="P28"><text:span text:style-name="T9">Вариант </text:span><text:span text:style-name="T10">99</text:span></text:p>
      <text:p text:style-name="P29" loext:marker-style-name="T11"><draw:frame draw:style-name="fr1" draw:name="Image1" text:anchor-type="char" svg:width="15.252cm" svg:height="1.296cm" draw:z-index="0"><draw:image xlink:href="Pictures/10000001000002D90000003EC9C38E59.png" xlink:type="simple" xlink:show="embed" xlink:actuate="onLoad" draw:mime-type="image/png"/></draw:frame><text:span text:style-name="T11"/></text:p>
      <text:h text:style-name="P22" text:outline-level="1">Ход выполнения</text:h>
      <text:list xml:id="list399707939" text:style-name="WWNum15">
        <text:list-item>
          <text:p text:style-name="P30"><text:span text:style-name="Strong_20_Emphasis"><text:span text:style-name="T11">Нахождение оценок математических ожиданий по заданным массивам экспериментальных данных</text:span></text:span><text:span text:style-name="T11">: На основе заданных массивов экспериментальных данных были вычислены математические ожидания для случайных величин X и Y.</text:span></text:p>
        </text:list-item>
      </text:list>
      <text:list text:style-name="L2">
        <text:list-item>
          <text:p text:style-name="P31"><text:span text:style-name="T11">Массив X: [6.3, 13.8, 14.7, 9.1, 3.5, 1.2, 0.7, 0.2, 2.2, 2.6]</text:span></text:p>
        </text:list-item>
        <text:list-item>
          <text:p text:style-name="P31"><text:span text:style-name="T11">Массив Y: [10.1, 9.5, 3.2, 2.0, 1.3, 2.8, 4.5, 6.2, 9.8, 11.7]</text:span></text:p>
        </text:list-item>
      </text:list>
      <text:p text:style-name="P32"><text:span text:style-name="T11">Математическое ожидание для X и Y было рассчитано как среднее значение элементов массивов.</text:span></text:p>
      <text:list text:continue-list="list399707939" text:style-name="WWNum15">
        <text:list-item>
          <text:p text:style-name="P30"><text:soft-page-break/><text:span text:style-name="Strong_20_Emphasis"><text:span text:style-name="T12">Проверка нулевой гипотезы о равенстве математических ожиданий</text:span></text:span><text:span text:style-name="Strong_20_Emphasis"><text:span text:style-name="T13">: Мы будем использовать t-тест для независимых выборок для проверки нулевой гипотезы о равенстве математических ожиданий.</text:span></text:span></text:p>
        </text:list-item>
      </text:list>
      <text:list text:style-name="L3">
        <text:list-item>
          <text:p text:style-name="P33"><text:span text:style-name="Strong_20_Emphasis"><text:span text:style-name="T13">Для четных вариантов: нулевая гипотеза H0​:E(X)=E(Y) против альтернативной гипотезы H1​:E(X)&gt;E(Y).</text:span></text:span></text:p>
        </text:list-item>
        <text:list-item>
          <text:p text:style-name="P33"><text:span text:style-name="Strong_20_Emphasis"><text:span text:style-name="T13">Для нечетных вариантов: нулевая гипотеза H0​:E(X)=E(Y) против альтернативной гипотезы H1​:E(X)&lt;E(Y).</text:span></text:span></text:p>
        </text:list-item>
      </text:list>
      <text:p text:style-name="P32"><text:span text:style-name="Strong_20_Emphasis"><text:span text:style-name="T13">Результаты t-теста</text:span></text:span><text:span text:style-name="Strong_20_Emphasis"><text:span text:style-name="T14">:</text:span></text:span></text:p>
      <text:list text:style-name="L4">
        <text:list-item>
          <text:p text:style-name="P34"><text:span text:style-name="Strong_20_Emphasis"><text:span text:style-name="T14">t-статистика: </text:span></text:span><text:span text:style-name="Strong_20_Emphasis"><text:span text:style-name="T15">-0.3249</text:span></text:span></text:p>
        </text:list-item>
        <text:list-item>
          <text:p text:style-name="P34"><text:span text:style-name="Strong_20_Emphasis"><text:span text:style-name="T14">p-значение: </text:span></text:span><text:span text:style-name="Strong_20_Emphasis"><text:span text:style-name="T15">0.3745</text:span></text:span></text:p>
        </text:list-item>
      </text:list>
      <text:p text:style-name="P32"><text:span text:style-name="Strong_20_Emphasis"><text:span text:style-name="T14">На основании полученных значений: Мы не отвергаем нулевую гипотезу, так как p-значение (0.3745) больше уровня значимости (обычно 0.05). Это означает, что недостаточно доказательств, чтобы утверждать, что математическое ожидание X больше математического ожидания Y.</text:span></text:span></text:p>
      <text:p text:style-name="Text_20_body"><text:span text:style-name="T16"/></text:p>
      <text:p text:style-name="P35" loext:marker-style-name="T17"><text:span text:style-name="T17">Результаты работы</text:span><text:span text:style-name="T17"/></text:p>
      <text:p text:style-name="P36" loext:marker-style-name="T18"><text:span text:style-name="T19">В ходе выполнения данной лабораторной работы была написана программа на языке </text:span><text:span text:style-name="T20">Python</text:span><text:span text:style-name="T19"> 3.1</text:span><text:span text:style-name="T21">2</text:span><text:span text:style-name="T19">, решающая задачу в общем виде</text:span><text:span text:style-name="T22">.</text:span><text:span text:style-name="T18"><text:line-break/></text:span><draw:frame draw:style-name="fr2" draw:name="Image2" text:anchor-type="char" svg:x="0.332cm" svg:y="1.831cm" svg:width="16.501cm" svg:height="1.371cm" draw:z-index="1"><draw:image xlink:href="Pictures/10000001000005EC0000007EAF3325C1.png" xlink:type="simple" xlink:show="embed" xlink:actuate="onLoad" draw:mime-type="image/png"/></draw:frame></text:p>
      <text:p text:style-name="P37" loext:marker-style-name="T18"><text:span text:style-name="T23"/></text:p>
      <text:h text:style-name="P38" text:outline-level="1">Листинг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 loext:marker-style-name="T24"><text:span text:style-name="T25">import</text:span><text:span text:style-name="T24"> numpy </text:span><text:span text:style-name="T25">as</text:span><text:span text:style-name="T24"> np</text:span></text:p>
            <text:p text:style-name="Standard" loext:marker-style-name="T24"><text:span text:style-name="T25">from</text:span><text:span text:style-name="T24"> scipy </text:span><text:span text:style-name="T25">import</text:span><text:span text:style-name="T24"> stats</text:span></text:p>
            <text:p text:style-name="P39" loext:marker-style-name="T24"/>
            <text:p text:style-name="Standard" loext:marker-style-name="T24"><text:span text:style-name="T26"># Данные</text:span><text:span text:style-name="T24"/></text:p>
            <text:p text:style-name="Standard" loext:marker-style-name="T24"><text:span text:style-name="T24">x </text:span><text:span text:style-name="T27">=</text:span><text:span text:style-name="T24"> np</text:span><text:span text:style-name="T27">.</text:span><text:span text:style-name="T24">array</text:span><text:span text:style-name="T27">([</text:span><text:span text:style-name="T28">6.3</text:span><text:span text:style-name="T27">,</text:span><text:span text:style-name="T24"> </text:span><text:span text:style-name="T28">13.8</text:span><text:span text:style-name="T27">,</text:span><text:span text:style-name="T24"> </text:span><text:span text:style-name="T28">14.7</text:span><text:span text:style-name="T27">,</text:span><text:span text:style-name="T24"> </text:span><text:span text:style-name="T28">9.1</text:span><text:span text:style-name="T27">,</text:span><text:span text:style-name="T24"> </text:span><text:span text:style-name="T28">3.5</text:span><text:span text:style-name="T27">,</text:span><text:span text:style-name="T24"> </text:span><text:span text:style-name="T28">1.2</text:span><text:span text:style-name="T27">,</text:span><text:span text:style-name="T24"> </text:span><text:span text:style-name="T28">0.7</text:span><text:span text:style-name="T27">,</text:span><text:span text:style-name="T24"> </text:span><text:span text:style-name="T28">0.2</text:span><text:span text:style-name="T27">,</text:span><text:span text:style-name="T24"> </text:span><text:span text:style-name="T28">2.2</text:span><text:span text:style-name="T27">,</text:span><text:span text:style-name="T24"> </text:span><text:span text:style-name="T28">2.6</text:span><text:span text:style-name="T27">])</text:span></text:p>
            <text:p text:style-name="Standard" loext:marker-style-name="T24"><text:span text:style-name="T24">y </text:span><text:span text:style-name="T27">=</text:span><text:span text:style-name="T24"> np</text:span><text:span text:style-name="T27">.</text:span><text:span text:style-name="T24">array</text:span><text:span text:style-name="T27">([</text:span><text:span text:style-name="T28">10.1</text:span><text:span text:style-name="T27">,</text:span><text:span text:style-name="T24"> </text:span><text:span text:style-name="T28">9.5</text:span><text:span text:style-name="T27">,</text:span><text:span text:style-name="T24"> </text:span><text:span text:style-name="T28">3.2</text:span><text:span text:style-name="T27">,</text:span><text:span text:style-name="T24"> </text:span><text:span text:style-name="T28">2.0</text:span><text:span text:style-name="T27">,</text:span><text:span text:style-name="T24"> </text:span><text:span text:style-name="T28">1.3</text:span><text:span text:style-name="T27">,</text:span><text:span text:style-name="T24"> </text:span><text:span text:style-name="T28">2.8</text:span><text:span text:style-name="T27">,</text:span><text:span text:style-name="T24"> </text:span><text:span text:style-name="T28">4.5</text:span><text:span text:style-name="T27">,</text:span><text:span text:style-name="T24"> </text:span><text:span text:style-name="T28">6.2</text:span><text:span text:style-name="T27">,</text:span><text:span text:style-name="T24"> </text:span><text:span text:style-name="T28">9.8</text:span><text:span text:style-name="T27">,</text:span><text:span text:style-name="T24"> </text:span><text:span text:style-name="T28">11.7</text:span><text:span text:style-name="T27">])</text:span></text:p>
            <text:p text:style-name="P39" loext:marker-style-name="T24"/>
            <text:p text:style-name="Standard" loext:marker-style-name="T24"><text:soft-page-break/><text:span text:style-name="T26"># 1. Найти оценки математических ожиданий</text:span><text:span text:style-name="T24"/></text:p>
            <text:p text:style-name="Standard" loext:marker-style-name="T24"><text:span text:style-name="T24">mean_x </text:span><text:span text:style-name="T27">=</text:span><text:span text:style-name="T24"> np</text:span><text:span text:style-name="T27">.</text:span><text:span text:style-name="T24">mean</text:span><text:span text:style-name="T27">(</text:span><text:span text:style-name="T24">x</text:span><text:span text:style-name="T27">)</text:span></text:p>
            <text:p text:style-name="Standard" loext:marker-style-name="T24"><text:span text:style-name="T24">mean_y </text:span><text:span text:style-name="T27">=</text:span><text:span text:style-name="T24"> np</text:span><text:span text:style-name="T27">.</text:span><text:span text:style-name="T24">mean</text:span><text:span text:style-name="T27">(</text:span><text:span text:style-name="T24">y</text:span><text:span text:style-name="T27">)</text:span></text:p>
            <text:p text:style-name="P39" loext:marker-style-name="T24"/>
            <text:p text:style-name="Standard" loext:marker-style-name="T24"><text:span text:style-name="T29">print</text:span><text:span text:style-name="T27">(</text:span><text:span text:style-name="T30">f"Математическое ожидание X: {</text:span><text:span text:style-name="T24">mean_x</text:span><text:span text:style-name="T30">:.4f}"</text:span><text:span text:style-name="T27">)</text:span></text:p>
            <text:p text:style-name="Standard" loext:marker-style-name="T24"><text:span text:style-name="T29">print</text:span><text:span text:style-name="T27">(</text:span><text:span text:style-name="T30">f"Математическое ожидание Y: {</text:span><text:span text:style-name="T24">mean_y</text:span><text:span text:style-name="T30">:.4f}"</text:span><text:span text:style-name="T27">)</text:span></text:p>
            <text:p text:style-name="P39" loext:marker-style-name="T24"/>
            <text:p text:style-name="Standard" loext:marker-style-name="T24"><text:span text:style-name="T26"># 2. Проверка нулевой гипотезы о равенстве математических ожиданий</text:span><text:span text:style-name="T24"/></text:p>
            <text:p text:style-name="Standard" loext:marker-style-name="T24"><text:span text:style-name="T26"># Для четных вариантов: H0: E(X) = E(Y) против H1: E(X) &gt; E(Y)</text:span><text:span text:style-name="T24"/></text:p>
            <text:p text:style-name="Standard" loext:marker-style-name="T24"><text:span text:style-name="T26"># Для нечетных вариантов: H0: E(X) = E(Y) против H1: E(X) &lt; E(Y)</text:span><text:span text:style-name="T24"/></text:p>
            <text:p text:style-name="P39" loext:marker-style-name="T24"/>
            <text:p text:style-name="Standard" loext:marker-style-name="T24"><text:span text:style-name="T26"># Выполняем t-тест</text:span><text:span text:style-name="T24"/></text:p>
            <text:p text:style-name="Standard" loext:marker-style-name="T24"><text:span text:style-name="T24">t_stat</text:span><text:span text:style-name="T27">,</text:span><text:span text:style-name="T24"> p_value </text:span><text:span text:style-name="T27">=</text:span><text:span text:style-name="T24"> stats</text:span><text:span text:style-name="T27">.</text:span><text:span text:style-name="T24">ttest_ind</text:span><text:span text:style-name="T27">(</text:span><text:span text:style-name="T24">x</text:span><text:span text:style-name="T27">,</text:span><text:span text:style-name="T24"> y</text:span><text:span text:style-name="T27">,</text:span><text:span text:style-name="T24"> alternative</text:span><text:span text:style-name="T27">=</text:span><text:span text:style-name="T30">'less'</text:span><text:span text:style-name="T27">)</text:span></text:p>
            <text:p text:style-name="P39" loext:marker-style-name="T24"/>
            <text:p text:style-name="Standard" loext:marker-style-name="T24"><text:span text:style-name="T26"># Результаты</text:span><text:span text:style-name="T24"/></text:p>
            <text:p text:style-name="Standard" loext:marker-style-name="T24"><text:span text:style-name="T24">alpha </text:span><text:span text:style-name="T27">=</text:span><text:span text:style-name="T24"> </text:span><text:span text:style-name="T28">0.05</text:span><text:span text:style-name="T24"> <text:s/></text:span><text:span text:style-name="T26"># Уровень значимости</text:span></text:p>
            <text:p text:style-name="Standard" loext:marker-style-name="T24"><text:span text:style-name="T29">print</text:span><text:span text:style-name="T27">(</text:span><text:span text:style-name="T30">f"t-статистика: {</text:span><text:span text:style-name="T24">t_stat</text:span><text:span text:style-name="T30">:.4f}, p-значение: {</text:span><text:span text:style-name="T24">p_value</text:span><text:span text:style-name="T30">:.4f}"</text:span><text:span text:style-name="T27">)</text:span></text:p>
            <text:p text:style-name="P39" loext:marker-style-name="T24"/>
            <text:p text:style-name="Standard" loext:marker-style-name="T24"><text:span text:style-name="T25">if</text:span><text:span text:style-name="T24"> p_value </text:span><text:span text:style-name="T27">&lt;</text:span><text:span text:style-name="T24"> alpha</text:span><text:span text:style-name="T27">:</text:span></text:p>
            <text:p text:style-name="Standard" loext:marker-style-name="T24"><text:span text:style-name="T24"><text:s text:c="4"/></text:span><text:span text:style-name="T29">print</text:span><text:span text:style-name="T27">(</text:span><text:span text:style-name="T30">"Отвергаем нулевую гипотезу: математическое ожидание X больше математического ожидания Y."</text:span><text:span text:style-name="T27">)</text:span></text:p>
            <text:p text:style-name="Standard" loext:marker-style-name="T24"><text:span text:style-name="T25">else</text:span><text:span text:style-name="T27">:</text:span></text:p>
            <text:p text:style-name="Standard" loext:marker-style-name="T24"><text:span text:style-name="T24"><text:s text:c="4"/></text:span><text:span text:style-name="T29">print</text:span><text:span text:style-name="T27">(</text:span><text:span text:style-name="T30">"Не отвергаем нулевую гипотезу: недостаточно доказательств, чтобы утверждать, что математическое ожидание X больше Y."</text:span><text:span text:style-name="T27">)</text:span></text:p>
          </table:table-cell>
        </table:table-row>
      </table:table>
      <text:h text:style-name="P40" text:outline-level="1"><text:span text:style-name="T17"/></text:h>
      <text:p text:style-name="P35" loext:marker-style-name="T17"><text:span text:style-name="T17">Выводы</text:span><text:span text:style-name="T17"/></text:p>
      <text:p text:style-name="P37" loext:marker-style-name="T31"><text:span text:style-name="T19">В результате выполнения лабораторной работы были получены оценки математических ожиданий для случайных величин X и Y. Проверка гипотезы о равенстве математических ожиданий показала, что нет достаточных оснований для утверждения о различии математических ожиданий X и 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4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21</meta:editing-cycles>
    <meta:creation-date>2022-12-10T20:27:00</meta:creation-date>
    <dc:date>2025-02-19T15:38:00.263198395</dc:date>
    <meta:editing-duration>PT3H19S</meta:editing-duration>
    <meta:generator>LibreOffice/24.8.4.2$Linux_X86_64 LibreOffice_project/480$Build-2</meta:generator>
    <meta:document-statistic meta:table-count="5" meta:image-count="2" meta:object-count="0" meta:page-count="4" meta:paragraph-count="76" meta:word-count="483" meta:character-count="3607" meta:non-whitespace-character-count="3087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